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0.501cm"/>
    </style:style>
    <style:style style:name="co6" style:family="table-column">
      <style:table-column-properties fo:break-before="auto" style:column-width="0.557cm"/>
    </style:style>
    <style:style style:name="co7" style:family="table-column">
      <style:table-column-properties fo:break-before="auto" style:column-width="14.27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ext-properties style:font-name="Nimbus Sans L" fo:font-weight="bold" style:font-weight-asian="bold" style:font-weight-complex="bold"/>
    </style:style>
    <style:style style:name="ce5" style:family="table-cell" style:parent-style-name="Default">
      <style:text-properties style:font-name="Nimbus Sans L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9" style:family="table-cell" style:parent-style-name="Default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protected" style:print-content="true" style:vertical-align="middle"/>
      <style:text-properties fo:color="#000000" style:font-name="Thoth Int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style:vertical-align="middle"/>
      <style:text-properties fo:color="#000000" style:font-name="Thoth In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4" style:family="table-cell" style:parent-style-name="Default" style:data-style-name="N100">
      <style:table-cell-properties fo:background-color="#ffffff" style:cell-protect="none" style:print-content="true" fo:border="0.035cm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Nimbus Sans L" style:font-name-asian="Bitstream Vera Sans" style:font-name-complex="Bitstream Vera Sans"/>
    </style:style>
    <style:style style:name="ce17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ce18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19" style:family="table-cell" style:parent-style-name="Default"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hoth I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3" table:number-columns-repeated="987" table:default-cell-style-name="ce3"/>
        <table:table-column table:style-name="co3" table:number-columns-repeated="30" table:default-cell-style-name="Default"/>
        <table:table-row table:style-name="ro1">
          <table:table-cell table:style-name="ce1" office:value-type="string" table:number-columns-spanned="2" table:number-rows-spanned="1">
            <text:p>Version 0.9.4</text:p>
          </table:table-cell>
          <table:covered-table-cell/>
          <table:table-cell table:style-name="ce7" office:value-type="string" table:number-columns-spanned="5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11"/>
          <table:covered-table-cell table:style-name="ce13"/>
          <table:covered-table-cell table:style-name="ce11"/>
          <table:covered-table-cell table:style-name="ce11"/>
          <table:table-cell table:style-name="ce17" table:number-columns-repeated="990"/>
          <table:table-cell table:style-name="ce15" table:number-columns-repeated="14"/>
          <table:table-cell table:number-columns-repeated="13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4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Reason</text:p>
          </table:table-cell>
          <table:table-cell table:style-name="ce18" table:number-columns-repeated="987"/>
          <table:table-cell table:style-name="ce19" table:number-columns-repeated="3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General: <text:s/>Each word is has a unique reason for being an exception. <text:s/>This list is deliberately kept short.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cabinet</text:p>
          </table:table-cell>
          <table:table-cell office:value-type="string">
            <text:p>noun</text:p>
          </table:table-cell>
          <table:table-cell office:value-type="string">
            <text:p>kabinut</text:p>
          </table:table-cell>
          <table:table-cell office:value-type="string">
            <text:p>kabunut <text:s/>kabunit</text:p>
          </table:table-cell>
          <table:table-cell table:style-name="Default" table:number-columns-repeated="2"/>
          <table:table-cell table:style-name="Default" office:value-type="string">
            <text:p>including all RP variants - the three variants interlock and cannot be easily reduced by using commA set exceptions</text:p>
          </table:table-cell>
          <table:table-cell table:style-name="Default" table:number-columns-repeated="987"/>
          <table:table-cell table:number-columns-repeated="30"/>
        </table:table-row>
        <table:table-row table:style-name="ro4">
          <table:table-cell table:style-name="ce5" office:value-type="string">
            <text:p>chairmen</text:p>
          </table:table-cell>
          <table:table-cell office:value-type="string">
            <text:p>noun</text:p>
          </table:table-cell>
          <table:table-cell table:style-name="ce9" office:value-type="string">
            <text:p>CÄmen</text:p>
          </table:table-cell>
          <table:table-cell/>
          <table:table-cell table:style-name="Default" table:number-columns-repeated="2"/>
          <table:table-cell office:value-type="string">
            <text:p>the _-men_ ending is only spelt [-<text:span text:style-name="T2">men</text:span>], ie. there is no [-<text:span text:style-name="T2">mun</text:span>] QS alternative spelling even though it is commonly pronounced /-m@n/ - this maintains a distinction between _chairman_ and _chairmen_ in QS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council</text:p>
          </table:table-cell>
          <table:table-cell office:value-type="string">
            <text:p>noun</text:p>
          </table:table-cell>
          <table:table-cell office:value-type="string">
            <text:p>kWnsl</text:p>
          </table:table-cell>
          <table:table-cell table:number-columns-repeated="3"/>
          <table:table-cell office:value-type="string">
            <text:p>ignoring RP-2 spelling</text:p>
          </table:table-cell>
          <table:table-cell table:number-columns-repeated="1017"/>
        </table:table-row>
        <table:table-row table:style-name="ro3">
          <table:table-cell office:value-type="string">
            <text:p>effect</text:p>
          </table:table-cell>
          <table:table-cell office:value-type="string">
            <text:p>noun</text:p>
          </table:table-cell>
          <table:table-cell office:value-type="string">
            <text:p>efekt</text:p>
          </table:table-cell>
          <table:table-cell office:value-type="string">
            <text:p>ifekt</text:p>
          </table:table-cell>
          <table:table-cell table:style-name="Default" table:number-columns-repeated="2"/>
          <table:table-cell office:value-type="string">
            <text:p>Ph-GA from Websters New World Dictionary</text:p>
          </table:table-cell>
          <table:table-cell table:style-name="ce8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string">
            <text:p>english</text:p>
          </table:table-cell>
          <table:table-cell office:value-type="string">
            <text:p>noun</text:p>
          </table:table-cell>
          <table:table-cell office:value-type="string">
            <text:p>iNgliS</text:p>
          </table:table-cell>
          <table:table-cell table:number-columns-repeated="3"/>
          <table:table-cell office:value-type="string">
            <text:p>ignoring RP-2 spelling</text:p>
          </table:table-cell>
          <table:table-cell table:number-columns-repeated="1017"/>
        </table:table-row>
        <table:table-row table:style-name="ro4">
          <table:table-cell office:value-type="string">
            <text:p>favourite</text:p>
          </table:table-cell>
          <table:table-cell table:style-name="ce5" office:value-type="string">
            <text:p>adj</text:p>
          </table:table-cell>
          <table:table-cell office:value-type="string">
            <text:p>fAvrut</text:p>
          </table:table-cell>
          <table:table-cell office:value-type="string">
            <text:p><text:s/>fAvrit <text:s/>fAvurut <text:s/>fAvurit</text:p>
          </table:table-cell>
          <table:table-cell table:number-columns-repeated="2"/>
          <table:table-cell office:value-type="string">
            <text:p>included optional schwa for GA-2 -&gt;[<text:span text:style-name="T2">u</text:span>] so that spelt the same as RP-1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forest</text:p>
          </table:table-cell>
          <table:table-cell table:style-name="ce5" office:value-type="string">
            <text:p>noun</text:p>
          </table:table-cell>
          <table:table-cell office:value-type="string">
            <text:p>forest</text:p>
          </table:table-cell>
          <table:table-cell table:style-name="Default" table:number-columns-repeated="3"/>
          <table:table-cell office:value-type="string">
            <text:p>the _-est_ ending is not a true suffix but rule S2 is applied anyway for consistency</text:p>
          </table:table-cell>
          <table:table-cell table:style-name="Default" table:number-columns-repeated="987"/>
          <table:table-cell table:number-columns-repeated="30"/>
        </table:table-row>
        <table:table-row table:style-name="ro4">
          <table:table-cell table:style-name="ce5" office:value-type="string">
            <text:p>from</text:p>
          </table:table-cell>
          <table:table-cell table:style-name="ce5" office:value-type="string">
            <text:p>prep</text:p>
          </table:table-cell>
          <table:table-cell office:value-type="string">
            <text:p>from</text:p>
          </table:table-cell>
          <table:table-cell table:style-name="Default" table:number-columns-repeated="3"/>
          <table:table-cell office:value-type="string">
            <text:p>ignoring GA-1 spelling with /V/-&gt;[<text:span text:style-name="T2">u</text:span>] for vowel- consider it to be an unusual LOT set vowel since forms a pattern (eg. in words _from_, _of_ and _what_). <text:s/>Also since the word is used often, having one spelling contributes to easy international reading.</text:p>
          </table:table-cell>
          <table:table-cell table:style-name="Default" table:number-columns-repeated="987"/>
          <table:table-cell table:number-columns-repeated="30"/>
        </table:table-row>
        <table:table-row table:style-name="ro4">
          <table:table-cell office:value-type="string">
            <text:p>gentlemen</text:p>
          </table:table-cell>
          <table:table-cell table:style-name="ce5" office:value-type="string">
            <text:p>noun</text:p>
          </table:table-cell>
          <table:table-cell office:value-type="string">
            <text:p>jentlmen</text:p>
          </table:table-cell>
          <table:table-cell table:style-name="Default"/>
          <table:table-cell/>
          <table:table-cell table:style-name="ce15"/>
          <table:table-cell office:value-type="string">
            <text:p>the _-men_ ending is only spelt [-<text:span text:style-name="T2">men</text:span>], ie. there is no [-<text:span text:style-name="T2">mun</text:span>] QS alternative spelling even though it is commonly pronounced /-m@n/ - this maintains a distinction between _gentleman_ and _gentlemen_ in QS</text:p>
          </table:table-cell>
          <table:table-cell table:style-name="Default" table:number-columns-repeated="2"/>
          <table:table-cell table:style-name="ce15" table:number-columns-repeated="1015"/>
        </table:table-row>
        <table:table-row table:style-name="ro3">
          <table:table-cell office:value-type="string">
            <text:p>honest</text:p>
          </table:table-cell>
          <table:table-cell office:value-type="string">
            <text:p>adj</text:p>
          </table:table-cell>
          <table:table-cell office:value-type="string">
            <text:p>onest</text:p>
          </table:table-cell>
          <table:table-cell table:number-columns-repeated="3"/>
          <table:table-cell office:value-type="string">
            <text:p>the _-est_ ending is not a true suffix but rule S2 is applied anyway for consistency</text:p>
          </table:table-cell>
          <table:table-cell table:number-columns-repeated="1017"/>
        </table:table-row>
        <table:table-row table:style-name="ro3">
          <table:table-cell office:value-type="string">
            <text:p>of</text:p>
          </table:table-cell>
          <table:table-cell office:value-type="string">
            <text:p>prep</text:p>
          </table:table-cell>
          <table:table-cell office:value-type="string">
            <text:p>ov</text:p>
          </table:table-cell>
          <table:table-cell table:number-columns-repeated="3"/>
          <table:table-cell office:value-type="string">
            <text:p>ignoring GA-1 spelling with /V/-&gt;[u] for vowel- consider it to be an unusual LOT set vowel since forms a pattern (eg. in words _from_, _of_ and _what_). <text:s/>Also since the word is used often, having one spelling contributes to easy international reading.</text:p>
          </table:table-cell>
          <table:table-cell table:number-columns-repeated="1017"/>
        </table:table-row>
        <table:table-row table:style-name="ro4">
          <table:table-cell office:value-type="string">
            <text:p>presence</text:p>
          </table:table-cell>
          <table:table-cell office:value-type="string">
            <text:p>noun</text:p>
          </table:table-cell>
          <table:table-cell office:value-type="string">
            <text:p>prezuns</text:p>
          </table:table-cell>
          <table:table-cell table:number-columns-repeated="3"/>
          <table:table-cell office:value-type="string">
            <text:p>included optional schwa -&gt;[<text:span text:style-name="T2">u</text:span>] in _-ence_ ending for consistency</text:p>
          </table:table-cell>
          <table:table-cell table:number-columns-repeated="1017"/>
        </table:table-row>
        <table:table-row table:style-name="ro4">
          <table:table-cell office:value-type="string">
            <text:p>sentence</text:p>
          </table:table-cell>
          <table:table-cell office:value-type="string">
            <text:p>noun</text:p>
          </table:table-cell>
          <table:table-cell office:value-type="string">
            <text:p>sentuns</text:p>
          </table:table-cell>
          <table:table-cell table:number-columns-repeated="3"/>
          <table:table-cell office:value-type="string">
            <text:p>included optional schwa for GA -&gt;[<text:span text:style-name="T2">u</text:span>] in _-ence_ ending for consistency</text:p>
          </table:table-cell>
          <table:table-cell table:number-columns-repeated="1017"/>
        </table:table-row>
        <table:table-row table:style-name="ro3">
          <table:table-cell office:value-type="string">
            <text:p>survey</text:p>
          </table:table-cell>
          <table:table-cell office:value-type="string">
            <text:p>noun</text:p>
          </table:table-cell>
          <table:table-cell office:value-type="string">
            <text:p>süvA</text:p>
          </table:table-cell>
          <table:table-cell table:number-columns-repeated="3"/>
          <table:table-cell office:value-type="string">
            <text:p>ignoring RP-2 spelling</text:p>
          </table:table-cell>
          <table:table-cell table:number-columns-repeated="1017"/>
        </table:table-row>
        <table:table-row table:style-name="ro5">
          <table:table-cell table:style-name="Default" table:number-columns-repeated="994"/>
          <table:table-cell table:number-columns-repeated="30"/>
        </table:table-row>
        <table:table-row table:style-name="ro3">
          <table:table-cell office:value-type="string">
            <text:p>what</text:p>
          </table:table-cell>
          <table:table-cell office:value-type="string">
            <text:p>det_pron</text:p>
          </table:table-cell>
          <table:table-cell office:value-type="string">
            <text:p>wot</text:p>
          </table:table-cell>
          <table:table-cell office:value-type="string">
            <text:p>Pot</text:p>
          </table:table-cell>
          <table:table-cell table:number-columns-repeated="2"/>
          <table:table-cell office:value-type="string">
            <text:p>ignoring GA-1 spelling with /V/-&gt;[u] for vowel- consider it to be an unusual LOT set vowel since forms a pattern (eg. in words _from_, _of_ and _what_). <text:s/>Also since the word is used often, having one spelling contributes to easy international reading.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" table:number-columns-repeated="2"/>
          <table:table-cell table:style-name="Default" table:number-columns-repeated="992"/>
          <table:table-cell table:number-columns-repeated="30"/>
        </table:table-row>
        <table:table-row table:style-name="ro3">
          <table:table-cell table:style-name="ce4" office:value-type="string">
            <text:p>Rule 5 TRAP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accept</text:p>
          </table:table-cell>
          <table:table-cell office:value-type="string">
            <text:p>verb</text:p>
          </table:table-cell>
          <table:table-cell office:value-type="string">
            <text:p>uksept</text:p>
          </table:table-cell>
          <table:table-cell office:value-type="string">
            <text:p>aksept <text:s/>iksept</text:p>
          </table:table-cell>
          <table:table-cell table:number-columns-repeated="2"/>
          <table:table-cell table:style-name="ce16"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cceptable</text:p>
          </table:table-cell>
          <table:table-cell office:value-type="string">
            <text:p>adj</text:p>
          </table:table-cell>
          <table:table-cell office:value-type="string">
            <text:p>ukseptubl</text:p>
          </table:table-cell>
          <table:table-cell office:value-type="string">
            <text:p>aseptubl <text:s/>ikseptubl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cknowledge</text:p>
          </table:table-cell>
          <table:table-cell office:value-type="string">
            <text:p>verb</text:p>
          </table:table-cell>
          <table:table-cell office:value-type="string">
            <text:p>uknolij</text:p>
          </table:table-cell>
          <table:table-cell office:value-type="string">
            <text:p>uanolij <text:s/>iknolij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ddress</text:p>
          </table:table-cell>
          <table:table-cell office:value-type="string">
            <text:p>noun</text:p>
          </table:table-cell>
          <table:table-cell office:value-type="string">
            <text:p>adres</text:p>
          </table:table-cell>
          <table:table-cell office:value-type="string">
            <text:p>udres</text:p>
          </table:table-cell>
          <table:table-cell table:number-columns-repeated="2"/>
          <table:table-cell office:value-type="string">
            <text:p>TRAP set takes precedence : NOTE - main/alt opposite of _address_ the verb</text:p>
          </table:table-cell>
          <table:table-cell table:number-columns-repeated="1017"/>
        </table:table-row>
        <table:table-row table:style-name="ro3">
          <table:table-cell office:value-type="string">
            <text:p>address</text:p>
          </table:table-cell>
          <table:table-cell office:value-type="string">
            <text:p>verb</text:p>
          </table:table-cell>
          <table:table-cell office:value-type="string">
            <text:p>udres</text:p>
          </table:table-cell>
          <table:table-cell office:value-type="string">
            <text:p>adres</text:p>
          </table:table-cell>
          <table:table-cell table:number-columns-repeated="2"/>
          <table:table-cell office:value-type="string">
            <text:p>commA set takes precedence : NOTE - main/alt opposite of _address_ the noun</text:p>
          </table:table-cell>
          <table:table-cell table:number-columns-repeated="1017"/>
        </table:table-row>
        <table:table-row table:style-name="ro3">
          <table:table-cell office:value-type="string">
            <text:p>admit</text:p>
          </table:table-cell>
          <table:table-cell office:value-type="string">
            <text:p>verb</text:p>
          </table:table-cell>
          <table:table-cell office:value-type="string">
            <text:p>udmit</text:p>
          </table:table-cell>
          <table:table-cell office:value-type="string">
            <text:p>adm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lleged</text:p>
          </table:table-cell>
          <table:table-cell office:value-type="string">
            <text:p>adj</text:p>
          </table:table-cell>
          <table:table-cell office:value-type="string">
            <text:p>ulejd</text:p>
          </table:table-cell>
          <table:table-cell office:value-type="string">
            <text:p>alejd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dministration</text:p>
          </table:table-cell>
          <table:table-cell office:value-type="string">
            <text:p>noun</text:p>
          </table:table-cell>
          <table:table-cell office:value-type="string">
            <text:p>udministrASn</text:p>
          </table:table-cell>
          <table:table-cell office:value-type="string">
            <text:p>administrASn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4">
          <table:table-cell office:value-type="string">
            <text:p>administrative</text:p>
          </table:table-cell>
          <table:table-cell office:value-type="string">
            <text:p>adj</text:p>
          </table:table-cell>
          <table:table-cell office:value-type="string">
            <text:p>udministrutiv</text:p>
          </table:table-cell>
          <table:table-cell office:value-type="string">
            <text:p>administrutiv <text:s/>udminustrutiv <text:s/>udministrAtiv <text:s/>udminustrAtiv</text:p>
          </table:table-cell>
          <table:table-cell table:number-columns-repeated="2"/>
          <table:table-cell office:value-type="string">
            <text:p>commA set takes precedence : NOTE <text:s/>word also has a <text:s/>Rule 25 rabbIt set exclusion and other alternatives based on the [-<text:span text:style-name="T2">strAtiv</text:span>] ending.</text:p>
          </table:table-cell>
          <table:table-cell table:number-columns-repeated="1017"/>
        </table:table-row>
        <table:table-row table:style-name="ro3">
          <table:table-cell office:value-type="string">
            <text:p>adult</text:p>
          </table:table-cell>
          <table:table-cell office:value-type="string">
            <text:p>noun</text:p>
          </table:table-cell>
          <table:table-cell office:value-type="string">
            <text:p>adult</text:p>
          </table:table-cell>
          <table:table-cell office:value-type="string">
            <text:p>udult</text:p>
          </table:table-cell>
          <table:table-cell table:number-columns-repeated="2"/>
          <table:table-cell office:value-type="string">
            <text:p>TRAP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dvanced</text:p>
          </table:table-cell>
          <table:table-cell office:value-type="string">
            <text:p>adj</text:p>
          </table:table-cell>
          <table:table-cell office:value-type="string">
            <text:p>udvanst</text:p>
          </table:table-cell>
          <table:table-cell office:value-type="string">
            <text:p>advans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Rule 9 LOT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obtain</text:p>
          </table:table-cell>
          <table:table-cell office:value-type="string">
            <text:p>verb</text:p>
          </table:table-cell>
          <table:table-cell office:value-type="string">
            <text:p>ubtAn</text:p>
          </table:table-cell>
          <table:table-cell office:value-type="string">
            <text:p>obtAn</text:p>
          </table:table-cell>
          <table:table-cell table:style-name="Default"/>
          <table:table-cell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Rule 13 GOAT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potential</text:p>
          </table:table-cell>
          <table:table-cell office:value-type="string">
            <text:p>noun</text:p>
          </table:table-cell>
          <table:table-cell table:style-name="ce9" office:value-type="string">
            <text:p>putenSl</text:p>
          </table:table-cell>
          <table:table-cell table:style-name="ce9" office:value-type="string">
            <text:p>pOtensl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roceed</text:p>
          </table:table-cell>
          <table:table-cell office:value-type="string">
            <text:p>verb</text:p>
          </table:table-cell>
          <table:table-cell office:value-type="string">
            <text:p>prusEd</text:p>
          </table:table-cell>
          <table:table-cell office:value-type="string">
            <text:p>prOsEd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noun</text:p>
          </table:table-cell>
          <table:table-cell office:value-type="string">
            <text:p>prutekSn</text:p>
          </table:table-cell>
          <table:table-cell office:value-type="string">
            <text:p>prOtekSn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rotect</text:p>
          </table:table-cell>
          <table:table-cell office:value-type="string">
            <text:p>verb</text:p>
          </table:table-cell>
          <table:table-cell office:value-type="string">
            <text:p>prutekt</text:p>
          </table:table-cell>
          <table:table-cell office:value-type="string">
            <text:p>prOtek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Rule 22 CURE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accurate</text:p>
          </table:table-cell>
          <table:table-cell office:value-type="string">
            <text:p>adj</text:p>
          </table:table-cell>
          <table:table-cell office:value-type="string">
            <text:p>akyurut</text:p>
          </table:table-cell>
          <table:table-cell office:value-type="string">
            <text:p>akyÜut <text:s/>akyurit</text:p>
          </table:table-cell>
          <table:table-cell table:number-columns-repeated="2"/>
          <table:table-cell office:value-type="string">
            <text:p>commA set takes precedence : NOTE <text:s/>word also has a <text:s/>Rule 25 rabbIt set exclusi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Rule 25 RabbIt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ability</text:p>
          </table:table-cell>
          <table:table-cell office:value-type="string">
            <text:p>noun</text:p>
          </table:table-cell>
          <table:table-cell table:style-name="ce9" office:value-type="string">
            <text:p>ubilutE</text:p>
          </table:table-cell>
          <table:table-cell table:style-name="ce9" office:value-type="string">
            <text:p>ubil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ccurate</text:p>
          </table:table-cell>
          <table:table-cell office:value-type="string">
            <text:p>adj</text:p>
          </table:table-cell>
          <table:table-cell office:value-type="string">
            <text:p>akyurut</text:p>
          </table:table-cell>
          <table:table-cell office:value-type="string">
            <text:p>akyÜut <text:s/>akyurit</text:p>
          </table:table-cell>
          <table:table-cell table:number-columns-repeated="2"/>
          <table:table-cell office:value-type="string">
            <text:p>commA set takes precedence : NOTE <text:s/>word also has a <text:s/>Rule 22 CURE set exclusion</text:p>
          </table:table-cell>
          <table:table-cell table:number-columns-repeated="1017"/>
        </table:table-row>
        <table:table-row table:style-name="ro3">
          <table:table-cell office:value-type="string">
            <text:p>activity</text:p>
          </table:table-cell>
          <table:table-cell office:value-type="string">
            <text:p>noun</text:p>
          </table:table-cell>
          <table:table-cell table:style-name="ce9" office:value-type="string">
            <text:p>aktivutE</text:p>
          </table:table-cell>
          <table:table-cell table:style-name="ce9" office:value-type="string">
            <text:p>aktiv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dequate</text:p>
          </table:table-cell>
          <table:table-cell office:value-type="string">
            <text:p>adj</text:p>
          </table:table-cell>
          <table:table-cell office:value-type="string">
            <text:p>adikwut</text:p>
          </table:table-cell>
          <table:table-cell office:value-type="string">
            <text:p>adikw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4">
          <table:table-cell office:value-type="string">
            <text:p>administrative</text:p>
          </table:table-cell>
          <table:table-cell office:value-type="string">
            <text:p>adj</text:p>
          </table:table-cell>
          <table:table-cell office:value-type="string">
            <text:p>udministrutiv</text:p>
          </table:table-cell>
          <table:table-cell office:value-type="string">
            <text:p>administrutiv <text:s/>udminustrutiv <text:s/>udministrAtiv <text:s/>udminustrAtiv</text:p>
          </table:table-cell>
          <table:table-cell table:number-columns-repeated="2"/>
          <table:table-cell office:value-type="string">
            <text:p>rabbIt set takes precedence : NOTE - word also has a <text:s/>Rule 5 TRAP set exclusion and other alternatives based on the [-<text:span text:style-name="T2">strAtiv</text:span>] ending.</text:p>
          </table:table-cell>
          <table:table-cell table:number-columns-repeated="1017"/>
        </table:table-row>
        <table:table-row table:style-name="ro3">
          <table:table-cell office:value-type="string">
            <text:p>analysis</text:p>
          </table:table-cell>
          <table:table-cell office:value-type="string">
            <text:p>noun</text:p>
          </table:table-cell>
          <table:table-cell table:style-name="ce9" office:value-type="string">
            <text:p>unalusis</text:p>
          </table:table-cell>
          <table:table-cell table:style-name="ce9" office:value-type="string">
            <text:p>unalisis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nalyses</text:p>
          </table:table-cell>
          <table:table-cell office:value-type="string">
            <text:p>noun</text:p>
          </table:table-cell>
          <table:table-cell table:style-name="ce9" office:value-type="string">
            <text:p>unalusEz</text:p>
          </table:table-cell>
          <table:table-cell table:style-name="ce9" office:value-type="string">
            <text:p>unalisEz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ppropriate</text:p>
          </table:table-cell>
          <table:table-cell office:value-type="string">
            <text:p>adj</text:p>
          </table:table-cell>
          <table:table-cell office:value-type="string">
            <text:p>uprOprEut</text:p>
          </table:table-cell>
          <table:table-cell office:value-type="string">
            <text:p>uprOprE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attitude</text:p>
          </table:table-cell>
          <table:table-cell office:value-type="string">
            <text:p>noun</text:p>
          </table:table-cell>
          <table:table-cell table:style-name="ce9" office:value-type="string">
            <text:p>atityUd</text:p>
          </table:table-cell>
          <table:table-cell table:style-name="ce9" office:value-type="string">
            <text:p>atutyUd</text:p>
          </table:table-cell>
          <table:table-cell table:number-columns-repeated="2"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beautiful</text:p>
          </table:table-cell>
          <table:table-cell office:value-type="string">
            <text:p>adj</text:p>
          </table:table-cell>
          <table:table-cell office:value-type="string">
            <text:p>byUtuful</text:p>
          </table:table-cell>
          <table:table-cell office:value-type="string">
            <text:p>byUtiful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apacity</text:p>
          </table:table-cell>
          <table:table-cell office:value-type="string">
            <text:p>noun</text:p>
          </table:table-cell>
          <table:table-cell office:value-type="string">
            <text:p>kupasutE</text:p>
          </table:table-cell>
          <table:table-cell office:value-type="string">
            <text:p>kupas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haracter</text:p>
          </table:table-cell>
          <table:table-cell office:value-type="string">
            <text:p>noun</text:p>
          </table:table-cell>
          <table:table-cell table:style-name="ce9" office:value-type="string">
            <text:p>karaktuÑ</text:p>
          </table:table-cell>
          <table:table-cell table:style-name="ce9" office:value-type="string">
            <text:p>kariktuÑ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ommunity</text:p>
          </table:table-cell>
          <table:table-cell office:value-type="string">
            <text:p>noun</text:p>
          </table:table-cell>
          <table:table-cell office:value-type="string">
            <text:p>kumyUnutE</text:p>
          </table:table-cell>
          <table:table-cell office:value-type="string">
            <text:p>kumyUn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ompetition</text:p>
          </table:table-cell>
          <table:table-cell office:value-type="string">
            <text:p>noun</text:p>
          </table:table-cell>
          <table:table-cell table:style-name="ce9" office:value-type="string">
            <text:p>kumputiSn</text:p>
          </table:table-cell>
          <table:table-cell table:style-name="ce9" office:value-type="string">
            <text:p>kumpitiSn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ompetitive</text:p>
          </table:table-cell>
          <table:table-cell office:value-type="string">
            <text:p>adj</text:p>
          </table:table-cell>
          <table:table-cell office:value-type="string">
            <text:p>kumpetutiv</text:p>
          </table:table-cell>
          <table:table-cell office:value-type="string">
            <text:p>kumpetitiv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onstitute</text:p>
          </table:table-cell>
          <table:table-cell office:value-type="string">
            <text:p>verb</text:p>
          </table:table-cell>
          <table:table-cell office:value-type="string">
            <text:p>konstityUt</text:p>
          </table:table-cell>
          <table:table-cell office:value-type="string">
            <text:p>konstutyUt</text:p>
          </table:table-cell>
          <table:table-cell table:number-columns-repeated="2"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corporate</text:p>
          </table:table-cell>
          <table:table-cell office:value-type="string">
            <text:p>adj</text:p>
          </table:table-cell>
          <table:table-cell office:value-type="string">
            <text:p>köpurut</text:p>
          </table:table-cell>
          <table:table-cell office:value-type="string">
            <text:p>köpur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definite</text:p>
          </table:table-cell>
          <table:table-cell office:value-type="string">
            <text:p>adj</text:p>
          </table:table-cell>
          <table:table-cell office:value-type="string">
            <text:p>defunut</text:p>
          </table:table-cell>
          <table:table-cell office:value-type="string">
            <text:p>definut <text:s/>defun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definition</text:p>
          </table:table-cell>
          <table:table-cell table:style-name="ce5" office:value-type="string">
            <text:p>noun</text:p>
          </table:table-cell>
          <table:table-cell office:value-type="string">
            <text:p>defuniSn</text:p>
          </table:table-cell>
          <table:table-cell office:value-type="string">
            <text:p>definiSn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deliberate</text:p>
          </table:table-cell>
          <table:table-cell table:style-name="ce5" office:value-type="string">
            <text:p>adj</text:p>
          </table:table-cell>
          <table:table-cell office:value-type="string">
            <text:p>diliburut</text:p>
          </table:table-cell>
          <table:table-cell office:value-type="string">
            <text:p>biliburit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direct</text:p>
          </table:table-cell>
          <table:table-cell table:style-name="ce5" office:value-type="string">
            <text:p>verb</text:p>
          </table:table-cell>
          <table:table-cell office:value-type="string">
            <text:p>durekt</text:p>
          </table:table-cell>
          <table:table-cell office:value-type="string">
            <text:p>direkt <text:s/>dIrekt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direction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durekSn</text:p>
          </table:table-cell>
          <table:table-cell table:style-name="ce9" office:value-type="string">
            <text:p>direkSn <text:s/>dÏekSn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director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durektuÑ</text:p>
          </table:table-cell>
          <table:table-cell table:style-name="ce9" office:value-type="string">
            <text:p>direktuÑ <text:s/>dÏektuÑ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discipline</text:p>
          </table:table-cell>
          <table:table-cell table:style-name="ce5" office:value-type="string">
            <text:p>noun</text:p>
          </table:table-cell>
          <table:table-cell office:value-type="string">
            <text:p>disuplin</text:p>
          </table:table-cell>
          <table:table-cell office:value-type="string">
            <text:p>disiplin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enemy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enumE</text:p>
          </table:table-cell>
          <table:table-cell table:style-name="ce9" office:value-type="string">
            <text:p>enimE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facility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fusilutE</text:p>
          </table:table-cell>
          <table:table-cell table:style-name="ce9" office:value-type="string">
            <text:p>fusilitE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favourite</text:p>
          </table:table-cell>
          <table:table-cell table:style-name="ce5" office:value-type="string">
            <text:p>adj</text:p>
          </table:table-cell>
          <table:table-cell office:value-type="string">
            <text:p>fAvrut</text:p>
          </table:table-cell>
          <table:table-cell office:value-type="string">
            <text:p><text:s/>fAvrit <text:s/>fAvurut <text:s/>fAvurit</text:p>
          </table:table-cell>
          <table:table-cell table:style-name="Default" table:number-columns-repeated="2"/>
          <table:table-cell office:value-type="string">
            <text:p>commA set takes precedence : NOTE two commA set vowels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fortunate</text:p>
          </table:table-cell>
          <table:table-cell table:style-name="ce5" office:value-type="string">
            <text:p>adj</text:p>
          </table:table-cell>
          <table:table-cell office:value-type="string">
            <text:p>föCunut</text:p>
          </table:table-cell>
          <table:table-cell office:value-type="string">
            <text:p>föCunit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financial</text:p>
          </table:table-cell>
          <table:table-cell table:style-name="ce5" office:value-type="string">
            <text:p>adj</text:p>
          </table:table-cell>
          <table:table-cell office:value-type="string">
            <text:p>fInanSl</text:p>
          </table:table-cell>
          <table:table-cell office:value-type="string">
            <text:p>finanSl <text:s/>funanSl</text:p>
          </table:table-cell>
          <table:table-cell table:style-name="Default" table:number-columns-repeated="2"/>
          <table:table-cell office:value-type="string">
            <text:p>rabbIt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holiday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holudA</text:p>
          </table:table-cell>
          <table:table-cell table:style-name="ce9" office:value-type="string">
            <text:p>holidA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identify</text:p>
          </table:table-cell>
          <table:table-cell table:style-name="ce5" office:value-type="string">
            <text:p>verb</text:p>
          </table:table-cell>
          <table:table-cell office:value-type="string">
            <text:p>IdentifI</text:p>
          </table:table-cell>
          <table:table-cell office:value-type="string">
            <text:p>identifI <text:s/>IdentufI</text:p>
          </table:table-cell>
          <table:table-cell table:style-name="Default" table:number-columns-repeated="2"/>
          <table:table-cell office:value-type="string">
            <text:p>rabbIt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interested</text:p>
          </table:table-cell>
          <table:table-cell table:style-name="ce5" office:value-type="string">
            <text:p>adj</text:p>
          </table:table-cell>
          <table:table-cell office:value-type="string">
            <text:p>intrustd</text:p>
          </table:table-cell>
          <table:table-cell office:value-type="string">
            <text:p>intristd <text:s/>inturestd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interpret</text:p>
          </table:table-cell>
          <table:table-cell table:style-name="ce5" office:value-type="string">
            <text:p>verb</text:p>
          </table:table-cell>
          <table:table-cell office:value-type="string">
            <text:p>intüprit</text:p>
          </table:table-cell>
          <table:table-cell office:value-type="string">
            <text:p>intüprut</text:p>
          </table:table-cell>
          <table:table-cell table:style-name="Default" table:number-columns-repeated="2"/>
          <table:table-cell office:value-type="string">
            <text:p>rabbIt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item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Item</text:p>
          </table:table-cell>
          <table:table-cell table:style-name="ce9" office:value-type="string">
            <text:p>Itum <text:s/>Itim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liability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lIubilutE</text:p>
          </table:table-cell>
          <table:table-cell table:style-name="ce9" office:value-type="string">
            <text:p>lIubilitE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majority</text:p>
          </table:table-cell>
          <table:table-cell table:style-name="ce5" office:value-type="string">
            <text:p>noun</text:p>
          </table:table-cell>
          <table:table-cell table:style-name="ce9" office:value-type="string">
            <text:p>mujorutE</text:p>
          </table:table-cell>
          <table:table-cell table:style-name="ce9" office:value-type="string">
            <text:p>mujoritE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myself</text:p>
          </table:table-cell>
          <table:table-cell office:value-type="string">
            <text:p>pron</text:p>
          </table:table-cell>
          <table:table-cell table:style-name="ce10" office:value-type="string">
            <text:p>mIself</text:p>
          </table:table-cell>
          <table:table-cell table:style-name="ce12" office:value-type="string">
            <text:p>miself <text:s/>muself</text:p>
          </table:table-cell>
          <table:table-cell table:style-name="ce12"/>
          <table:table-cell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opportunity</text:p>
          </table:table-cell>
          <table:table-cell office:value-type="string">
            <text:p>noun</text:p>
          </table:table-cell>
          <table:table-cell table:style-name="ce9" office:value-type="string">
            <text:p>opuÑtyUnutE</text:p>
          </table:table-cell>
          <table:table-cell table:style-name="ce9" office:value-type="string">
            <text:p>opuÑtyUnitE</text:p>
          </table:table-cell>
          <table:table-cell table:style-name="ce12"/>
          <table:table-cell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arliament</text:p>
          </table:table-cell>
          <table:table-cell office:value-type="string">
            <text:p>noun</text:p>
          </table:table-cell>
          <table:table-cell table:style-name="ce9" office:value-type="string">
            <text:p>pälumunt</text:p>
          </table:table-cell>
          <table:table-cell table:style-name="ce9" office:value-type="string">
            <text:p>pälimunt <text:s/>pälyumunt</text:p>
          </table:table-cell>
          <table:table-cell table:style-name="Default"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olicy</text:p>
          </table:table-cell>
          <table:table-cell office:value-type="string">
            <text:p>noun</text:p>
          </table:table-cell>
          <table:table-cell office:value-type="string">
            <text:p>polusE</text:p>
          </table:table-cell>
          <table:table-cell office:value-type="string">
            <text:p>polisE</text:p>
          </table:table-cell>
          <table:table-cell table:style-name="ce12"/>
          <table:table-cell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olitics</text:p>
          </table:table-cell>
          <table:table-cell office:value-type="string">
            <text:p>noun</text:p>
          </table:table-cell>
          <table:table-cell office:value-type="string">
            <text:p>polutiks</text:p>
          </table:table-cell>
          <table:table-cell office:value-type="string">
            <text:p>politiks</text:p>
          </table:table-cell>
          <table:table-cell table:style-name="ce12"/>
          <table:table-cell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ositive</text:p>
          </table:table-cell>
          <table:table-cell office:value-type="string">
            <text:p>adj</text:p>
          </table:table-cell>
          <table:table-cell office:value-type="string">
            <text:p>pozutiv</text:p>
          </table:table-cell>
          <table:table-cell office:value-type="string">
            <text:p>pozitiv <text:s/>poztiv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possibility</text:p>
          </table:table-cell>
          <table:table-cell table:style-name="Default" office:value-type="string">
            <text:p>noun</text:p>
          </table:table-cell>
          <table:table-cell table:style-name="ce9" office:value-type="string">
            <text:p>posubilutE</text:p>
          </table:table-cell>
          <table:table-cell table:style-name="ce9" office:value-type="string">
            <text:p>posibilitE</text:p>
          </table:table-cell>
          <table:table-cell table:style-name="Default" table:number-columns-repeated="2"/>
          <table:table-cell office:value-type="string">
            <text:p>commA set takes precedence : NOTE two commA set vowels</text:p>
          </table:table-cell>
          <table:table-cell table:style-name="Default" table:number-columns-repeated="987"/>
          <table:table-cell table:number-columns-repeated="30"/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dj</text:p>
          </table:table-cell>
          <table:table-cell office:value-type="string">
            <text:p>prinsupl</text:p>
          </table:table-cell>
          <table:table-cell office:value-type="string">
            <text:p>prinsipl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rincipal</text:p>
          </table:table-cell>
          <table:table-cell office:value-type="string">
            <text:p>noun</text:p>
          </table:table-cell>
          <table:table-cell office:value-type="string">
            <text:p>prinsupl</text:p>
          </table:table-cell>
          <table:table-cell office:value-type="string">
            <text:p>prinsipl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rivate</text:p>
          </table:table-cell>
          <table:table-cell office:value-type="string">
            <text:p>adj</text:p>
          </table:table-cell>
          <table:table-cell office:value-type="string">
            <text:p>prIvut</text:p>
          </table:table-cell>
          <table:table-cell office:value-type="string">
            <text:p>prIvit</text:p>
          </table:table-cell>
          <table:table-cell table:style-name="Default"/>
          <table:table-cell table:style-name="ce15"/>
          <table:table-cell office:value-type="string">
            <text:p>commA set takes precedence</text:p>
          </table:table-cell>
          <table:table-cell table:style-name="ce15" table:number-columns-repeated="1017"/>
        </table:table-row>
        <table:table-row table:style-name="ro3">
          <table:table-cell office:value-type="string">
            <text:p>pupil</text:p>
          </table:table-cell>
          <table:table-cell office:value-type="string">
            <text:p>noun</text:p>
          </table:table-cell>
          <table:table-cell table:style-name="ce9" office:value-type="string">
            <text:p>pyUpul</text:p>
          </table:table-cell>
          <table:table-cell table:style-name="ce9" office:value-type="string">
            <text:p>pyUpil</text:p>
          </table:table-cell>
          <table:table-cell table:style-name="Default"/>
          <table:table-cell table:style-name="ce15"/>
          <table:table-cell office:value-type="string">
            <text:p>commA set takes precedence</text:p>
          </table:table-cell>
          <table:table-cell table:style-name="ce15" table:number-columns-repeated="1017"/>
        </table:table-row>
        <table:table-row table:style-name="ro3">
          <table:table-cell office:value-type="string">
            <text:p>qwality</text:p>
          </table:table-cell>
          <table:table-cell office:value-type="string">
            <text:p>noun</text:p>
          </table:table-cell>
          <table:table-cell table:style-name="ce9" office:value-type="string">
            <text:p>kwolutE</text:p>
          </table:table-cell>
          <table:table-cell table:style-name="ce9" office:value-type="string">
            <text:p>kwolitE</text:p>
          </table:table-cell>
          <table:table-cell table:style-name="Default"/>
          <table:table-cell table:style-name="ce15"/>
          <table:table-cell office:value-type="string">
            <text:p>commA set takes precedence</text:p>
          </table:table-cell>
          <table:table-cell table:style-name="ce15" table:number-columns-repeated="1017"/>
        </table:table-row>
        <table:table-row table:style-name="ro3">
          <table:table-cell office:value-type="string">
            <text:p>reality</text:p>
          </table:table-cell>
          <table:table-cell office:value-type="string">
            <text:p>noun</text:p>
          </table:table-cell>
          <table:table-cell office:value-type="string">
            <text:p>rEalutE</text:p>
          </table:table-cell>
          <table:table-cell office:value-type="string">
            <text:p>rEal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relevant</text:p>
          </table:table-cell>
          <table:table-cell office:value-type="string">
            <text:p>adj</text:p>
          </table:table-cell>
          <table:table-cell office:value-type="string">
            <text:p>reluvunt</text:p>
          </table:table-cell>
          <table:table-cell office:value-type="string">
            <text:p>relivun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revenue</text:p>
          </table:table-cell>
          <table:table-cell office:value-type="string">
            <text:p>noun</text:p>
          </table:table-cell>
          <table:table-cell office:value-type="string">
            <text:p>revunyU</text:p>
          </table:table-cell>
          <table:table-cell office:value-type="string">
            <text:p>revinyU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ecret</text:p>
          </table:table-cell>
          <table:table-cell office:value-type="string">
            <text:p>adj</text:p>
          </table:table-cell>
          <table:table-cell office:value-type="string">
            <text:p>sEkrut</text:p>
          </table:table-cell>
          <table:table-cell office:value-type="string">
            <text:p>sEkr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elect</text:p>
          </table:table-cell>
          <table:table-cell office:value-type="string">
            <text:p>verb</text:p>
          </table:table-cell>
          <table:table-cell office:value-type="string">
            <text:p>sulekt</text:p>
          </table:table-cell>
          <table:table-cell office:value-type="string">
            <text:p>silek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election</text:p>
          </table:table-cell>
          <table:table-cell office:value-type="string">
            <text:p>noun</text:p>
          </table:table-cell>
          <table:table-cell office:value-type="string">
            <text:p>sulekSn</text:p>
          </table:table-cell>
          <table:table-cell office:value-type="string">
            <text:p>silekSn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ensitive</text:p>
          </table:table-cell>
          <table:table-cell office:value-type="string">
            <text:p>adj</text:p>
          </table:table-cell>
          <table:table-cell office:value-type="string">
            <text:p>sensutiv</text:p>
          </table:table-cell>
          <table:table-cell office:value-type="string">
            <text:p>sensitiv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imilar</text:p>
          </table:table-cell>
          <table:table-cell office:value-type="string">
            <text:p>adj</text:p>
          </table:table-cell>
          <table:table-cell office:value-type="string">
            <text:p>simuluÑ</text:p>
          </table:table-cell>
          <table:table-cell office:value-type="string">
            <text:p>similuÑ </text:p>
          </table:table-cell>
          <table:table-cell table:number-columns-repeated="2"/>
          <table:table-cell office:value-type="string">
            <text:p>commA set takes precedence : NOTE - assume the optional GA-1 /@/ is sounded to give the main.int.QS spelling</text:p>
          </table:table-cell>
          <table:table-cell table:number-columns-repeated="1017"/>
        </table:table-row>
        <table:table-row table:style-name="ro3">
          <table:table-cell office:value-type="string">
            <text:p>solicitor</text:p>
          </table:table-cell>
          <table:table-cell office:value-type="string">
            <text:p>noun</text:p>
          </table:table-cell>
          <table:table-cell office:value-type="string">
            <text:p>sulisituÑ</text:p>
          </table:table-cell>
          <table:table-cell office:value-type="string">
            <text:p>sulisutuÑ</text:p>
          </table:table-cell>
          <table:table-cell table:number-columns-repeated="2"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pecific</text:p>
          </table:table-cell>
          <table:table-cell office:value-type="string">
            <text:p>adj</text:p>
          </table:table-cell>
          <table:table-cell office:value-type="string">
            <text:p>spisifik</text:p>
          </table:table-cell>
          <table:table-cell office:value-type="string">
            <text:p>spusifik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pecify</text:p>
          </table:table-cell>
          <table:table-cell office:value-type="string">
            <text:p>verb</text:p>
          </table:table-cell>
          <table:table-cell office:value-type="string">
            <text:p>spesufI</text:p>
          </table:table-cell>
          <table:table-cell office:value-type="string">
            <text:p>spesifI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pirit</text:p>
          </table:table-cell>
          <table:table-cell office:value-type="string">
            <text:p>noun</text:p>
          </table:table-cell>
          <table:table-cell office:value-type="string">
            <text:p>spirit</text:p>
          </table:table-cell>
          <table:table-cell office:value-type="string">
            <text:p>spirut</text:p>
          </table:table-cell>
          <table:table-cell table:number-columns-repeated="2"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trategy</text:p>
          </table:table-cell>
          <table:table-cell office:value-type="string">
            <text:p>noun</text:p>
          </table:table-cell>
          <table:table-cell office:value-type="string">
            <text:p>stratujE</text:p>
          </table:table-cell>
          <table:table-cell office:value-type="string">
            <text:p>stratij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urface</text:p>
          </table:table-cell>
          <table:table-cell office:value-type="string">
            <text:p>noun</text:p>
          </table:table-cell>
          <table:table-cell table:style-name="ce9" office:value-type="string">
            <text:p>süfis</text:p>
          </table:table-cell>
          <table:table-cell table:style-name="ce9" office:value-type="string">
            <text:p>süfus</text:p>
          </table:table-cell>
          <table:table-cell table:number-columns-repeated="2"/>
          <table:table-cell office:value-type="string">
            <text:p>rabbIt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system</text:p>
          </table:table-cell>
          <table:table-cell office:value-type="string">
            <text:p>noun</text:p>
          </table:table-cell>
          <table:table-cell office:value-type="string">
            <text:p>sistum</text:p>
          </table:table-cell>
          <table:table-cell office:value-type="string">
            <text:p>sistim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telephone</text:p>
          </table:table-cell>
          <table:table-cell office:value-type="string">
            <text:p>noun</text:p>
          </table:table-cell>
          <table:table-cell office:value-type="string">
            <text:p>telifOn</text:p>
          </table:table-cell>
          <table:table-cell office:value-type="string">
            <text:p>telufOn</text:p>
          </table:table-cell>
          <table:table-cell/>
          <table:table-cell table:style-name="ce3"/>
          <table:table-cell office:value-type="string">
            <text:p>rabbIt set takes precedence</text:p>
          </table:table-cell>
          <table:table-cell table:style-name="ce8"/>
          <table:table-cell/>
          <table:table-cell table:style-name="ce8" table:number-columns-repeated="6"/>
          <table:table-cell table:number-columns-repeated="979"/>
          <table:table-cell table:style-name="ce3" table:number-columns-repeated="27"/>
          <table:table-cell table:style-name="ce15" table:number-columns-repeated="3"/>
        </table:table-row>
        <table:table-row table:style-name="ro3">
          <table:table-cell office:value-type="string">
            <text:p>temperature</text:p>
          </table:table-cell>
          <table:table-cell office:value-type="string">
            <text:p>noun</text:p>
          </table:table-cell>
          <table:table-cell office:value-type="string">
            <text:p>tempuruCuÑ</text:p>
          </table:table-cell>
          <table:table-cell office:value-type="string">
            <text:p>tempuriCuÑ</text:p>
          </table:table-cell>
          <table:table-cell/>
          <table:table-cell table:style-name="ce3"/>
          <table:table-cell office:value-type="string">
            <text:p>commA set takes precedence</text:p>
          </table:table-cell>
          <table:table-cell table:style-name="ce8"/>
          <table:table-cell/>
          <table:table-cell table:style-name="ce8" table:number-columns-repeated="6"/>
          <table:table-cell table:number-columns-repeated="979"/>
          <table:table-cell table:style-name="ce3" table:number-columns-repeated="27"/>
          <table:table-cell table:style-name="ce15" table:number-columns-repeated="3"/>
        </table:table-row>
        <table:table-row table:style-name="ro3">
          <table:table-cell office:value-type="string">
            <text:p>ultimate</text:p>
          </table:table-cell>
          <table:table-cell office:value-type="string">
            <text:p>adj</text:p>
          </table:table-cell>
          <table:table-cell office:value-type="string">
            <text:p>ultimut</text:p>
          </table:table-cell>
          <table:table-cell office:value-type="string">
            <text:p>ultimit</text:p>
          </table:table-cell>
          <table:table-cell/>
          <table:table-cell table:style-name="ce3"/>
          <table:table-cell office:value-type="string">
            <text:p>commA set takes precedence</text:p>
          </table:table-cell>
          <table:table-cell table:style-name="ce8"/>
          <table:table-cell/>
          <table:table-cell table:style-name="ce8" table:number-columns-repeated="6"/>
          <table:table-cell table:number-columns-repeated="979"/>
          <table:table-cell table:style-name="ce3" table:number-columns-repeated="27"/>
          <table:table-cell table:style-name="ce15" table:number-columns-repeated="3"/>
        </table:table-row>
        <table:table-row table:style-name="ro3">
          <table:table-cell office:value-type="string">
            <text:p>unfortunate</text:p>
          </table:table-cell>
          <table:table-cell table:style-name="ce5" office:value-type="string">
            <text:p>adj</text:p>
          </table:table-cell>
          <table:table-cell office:value-type="string">
            <text:p>unföCunut</text:p>
          </table:table-cell>
          <table:table-cell office:value-type="string">
            <text:p>unföCunit</text:p>
          </table:table-cell>
          <table:table-cell/>
          <table:table-cell table:style-name="ce3"/>
          <table:table-cell office:value-type="string">
            <text:p>commA set takes precedence</text:p>
          </table:table-cell>
          <table:table-cell table:style-name="ce8"/>
          <table:table-cell/>
          <table:table-cell table:style-name="ce8" table:number-columns-repeated="6"/>
          <table:table-cell table:number-columns-repeated="979"/>
          <table:table-cell table:style-name="ce3" table:number-columns-repeated="27"/>
          <table:table-cell table:style-name="ce15" table:number-columns-repeated="3"/>
        </table:table-row>
        <table:table-row table:style-name="ro3">
          <table:table-cell office:value-type="string">
            <text:p>university</text:p>
          </table:table-cell>
          <table:table-cell office:value-type="string">
            <text:p>noun</text:p>
          </table:table-cell>
          <table:table-cell table:style-name="ce9" office:value-type="string">
            <text:p>yUnivüsutE</text:p>
          </table:table-cell>
          <table:table-cell table:style-name="ce9" office:value-type="string">
            <text:p>yUnivüsitE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variety</text:p>
          </table:table-cell>
          <table:table-cell office:value-type="string">
            <text:p>noun</text:p>
          </table:table-cell>
          <table:table-cell table:style-name="ce9" office:value-type="string">
            <text:p>vurIutE</text:p>
          </table:table-cell>
          <table:table-cell table:style-name="ce9" office:value-type="string">
            <text:p>vurIitE</text:p>
          </table:table-cell>
          <table:table-cell table:number-columns-repeated="2"/>
          <table:table-cell table:style-name="ce16"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3"/>
          <table:table-cell table:style-name="Default" table:number-columns-repeated="988"/>
          <table:table-cell table:number-columns-repeated="30"/>
        </table:table-row>
        <table:table-row table:style-name="ro3">
          <table:table-cell table:style-name="ce4" office:value-type="string">
            <text:p>Rule 29 intO set - CommA subset exceptions- where RP and GA both have a /@/ pronunciation and /@/ is the most common in atleast one</text:p>
          </table:table-cell>
          <table:table-cell table:number-columns-repeated="1023"/>
        </table:table-row>
        <table:table-row table:style-name="ro3">
          <table:table-cell office:value-type="string">
            <text:p>argument</text:p>
          </table:table-cell>
          <table:table-cell office:value-type="string">
            <text:p>noun</text:p>
          </table:table-cell>
          <table:table-cell table:style-name="ce9" office:value-type="string">
            <text:p>ägyUmunt</text:p>
          </table:table-cell>
          <table:table-cell table:style-name="ce9" office:value-type="string">
            <text:p>ägyumunt</text:p>
          </table:table-cell>
          <table:table-cell table:number-columns-repeated="2"/>
          <table:table-cell office:value-type="string">
            <text:p>intO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instrument</text:p>
          </table:table-cell>
          <table:table-cell office:value-type="string">
            <text:p>noun</text:p>
          </table:table-cell>
          <table:table-cell office:value-type="string">
            <text:p>instrumunt</text:p>
          </table:table-cell>
          <table:table-cell office:value-type="string">
            <text:p>instrUmun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occupy</text:p>
          </table:table-cell>
          <table:table-cell office:value-type="string">
            <text:p>verb</text:p>
          </table:table-cell>
          <table:table-cell office:value-type="string">
            <text:p>okyUpI</text:p>
          </table:table-cell>
          <table:table-cell office:value-type="string">
            <text:p>okyupI</text:p>
          </table:table-cell>
          <table:table-cell table:number-columns-repeated="2"/>
          <table:table-cell office:value-type="string">
            <text:p>intO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population</text:p>
          </table:table-cell>
          <table:table-cell office:value-type="string">
            <text:p>noun</text:p>
          </table:table-cell>
          <table:table-cell table:style-name="ce9" office:value-type="string">
            <text:p>popyUlASn</text:p>
          </table:table-cell>
          <table:table-cell table:style-name="ce9" office:value-type="string">
            <text:p>popyulASn</text:p>
          </table:table-cell>
          <table:table-cell table:style-name="ce12"/>
          <table:table-cell/>
          <table:table-cell office:value-type="string">
            <text:p>intO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today</text:p>
          </table:table-cell>
          <table:table-cell office:value-type="string">
            <text:p>adverb</text:p>
          </table:table-cell>
          <table:table-cell office:value-type="string">
            <text:p>tudA</text:p>
          </table:table-cell>
          <table:table-cell office:value-type="string">
            <text:p>tUdA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together</text:p>
          </table:table-cell>
          <table:table-cell office:value-type="string">
            <text:p>adverb</text:p>
          </table:table-cell>
          <table:table-cell office:value-type="string">
            <text:p>tugeDuÑ</text:p>
          </table:table-cell>
          <table:table-cell office:value-type="string">
            <text:p>tUgeDuÑ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tomorrow</text:p>
          </table:table-cell>
          <table:table-cell office:value-type="string">
            <text:p>adverb</text:p>
          </table:table-cell>
          <table:table-cell office:value-type="string">
            <text:p>tumorO</text:p>
          </table:table-cell>
          <table:table-cell office:value-type="string">
            <text:p>tUmorO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>
          <table:table-cell office:value-type="string">
            <text:p>tonight</text:p>
          </table:table-cell>
          <table:table-cell office:value-type="string">
            <text:p>adverb</text:p>
          </table:table-cell>
          <table:table-cell office:value-type="string">
            <text:p>tunIt</text:p>
          </table:table-cell>
          <table:table-cell office:value-type="string">
            <text:p>tUnIt</text:p>
          </table:table-cell>
          <table:table-cell table:number-columns-repeated="2"/>
          <table:table-cell office:value-type="string">
            <text:p>commA set takes precedence</text:p>
          </table:table-cell>
          <table:table-cell table:number-columns-repeated="1017"/>
        </table:table-row>
        <table:table-row table:style-name="ro3" table:number-rows-repeated="65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/08/2010</text:date>, <text:time>1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125</meta:editing-cycles>
    <meta:creation-date>2008-11-03T13:42:32</meta:creation-date>
    <dc:date>2010-08-17T17:06:37</dc:date>
    <meta:editing-duration>PT41H34M39S</meta:editing-duration>
    <meta:document-statistic meta:table-count="3" meta:cell-count="550" meta:object-count="0"/>
    <meta:user-defined meta:name="Info 1"/>
    <meta:user-defined meta:name="Info 2"/>
    <meta:user-defined meta:name="Info 3"/>
    <meta:user-defined meta:name="Info 4"/>
  </office:meta>
</office:document-meta>
</file>